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acd9" officeooo:paragraph-rsid="0019acd9"/>
    </style:style>
    <style:style style:name="P2" style:family="paragraph" style:parent-style-name="Standard">
      <style:text-properties officeooo:rsid="001a1120" officeooo:paragraph-rsid="001a1120"/>
    </style:style>
    <style:style style:name="P3" style:family="paragraph" style:parent-style-name="Standard">
      <style:text-properties officeooo:rsid="001b5baa" officeooo:paragraph-rsid="001b5baa"/>
    </style:style>
    <style:style style:name="P4" style:family="paragraph" style:parent-style-name="Standard">
      <style:text-properties officeooo:paragraph-rsid="001b5baa"/>
    </style:style>
    <style:style style:name="P5" style:family="paragraph" style:parent-style-name="Standard">
      <style:text-properties officeooo:rsid="001d5d84" officeooo:paragraph-rsid="001da976"/>
    </style:style>
    <style:style style:name="P6" style:family="paragraph" style:parent-style-name="Standard">
      <style:text-properties officeooo:rsid="001da976" officeooo:paragraph-rsid="001da976"/>
    </style:style>
    <style:style style:name="P7" style:family="paragraph" style:parent-style-name="Standard">
      <style:text-properties style:text-position="0% 100%" officeooo:rsid="0019acd9" officeooo:paragraph-rsid="0019acd9"/>
    </style:style>
    <style:style style:name="P8" style:family="paragraph" style:parent-style-name="Standard">
      <style:text-properties style:text-position="0% 100%" officeooo:rsid="001a1120" officeooo:paragraph-rsid="001a1120"/>
    </style:style>
    <style:style style:name="P9" style:family="paragraph" style:parent-style-name="Standard">
      <style:text-properties style:text-position="0% 100%" officeooo:rsid="001a1120" officeooo:paragraph-rsid="0019acd9"/>
    </style:style>
    <style:style style:name="P10" style:family="paragraph" style:parent-style-name="Standard">
      <style:text-properties style:text-position="0% 100%" officeooo:rsid="001b5baa" officeooo:paragraph-rsid="001b5baa"/>
    </style:style>
    <style:style style:name="P11" style:family="paragraph" style:parent-style-name="Standard">
      <style:text-properties style:text-position="0% 100%" officeooo:rsid="001b5baa" officeooo:paragraph-rsid="001a1120"/>
    </style:style>
    <style:style style:name="P12" style:family="paragraph" style:parent-style-name="Standard">
      <style:text-properties style:text-position="0% 100%" officeooo:rsid="001da976" officeooo:paragraph-rsid="001da976"/>
    </style:style>
    <style:style style:name="P13" style:family="paragraph" style:parent-style-name="Standard">
      <style:text-properties style:text-position="0% 100%" officeooo:rsid="001d5d84" officeooo:paragraph-rsid="001b5baa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9acd9"/>
    </style:style>
    <style:style style:name="T3" style:family="text">
      <style:text-properties style:text-position="0% 100%" officeooo:rsid="001a1120"/>
    </style:style>
    <style:style style:name="T4" style:family="text">
      <style:text-properties style:text-position="0% 100%" officeooo:rsid="001b5baa"/>
    </style:style>
    <style:style style:name="T5" style:family="text">
      <style:text-properties style:text-position="0% 100%" officeooo:rsid="001b612a"/>
    </style:style>
    <style:style style:name="T6" style:family="text">
      <style:text-properties style:text-position="0% 100%" officeooo:rsid="001bf83c"/>
    </style:style>
    <style:style style:name="T7" style:family="text">
      <style:text-properties style:text-position="0% 100%" officeooo:rsid="001d5d84"/>
    </style:style>
    <style:style style:name="T8" style:family="text">
      <style:text-properties style:text-position="0% 100%" officeooo:rsid="001da976"/>
    </style:style>
    <style:style style:name="T9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40_1139695501"/>Is the ‘Americain Dream’ still a reality ? Was it ever ? Explain why or why not.<text:bookmark-end text:name="__DdeLink__140_1139695501"/></text:p>
      <text:p text:style-name="P1"/>
      <text:p text:style-name="P1"/>
      <text:p text:style-name="P1">The Americain Dream fell down on September 11<text:span text:style-name="T9">th</text:span></text:p>
      <text:p text:style-name="P7"/>
      <text:p text:style-name="P7">It was a dream from the years 20 to 90</text:p>
      <text:p text:style-name="P7"/>
      <text:p text:style-name="P7"/>
      <text:p text:style-name="P7"><text:bookmark-start text:name="__DdeLink__211_1139695501"/>Source:</text:p>
      <text:p text:style-name="P1"><text:a xlink:type="simple" xlink:href="http://www.wisegeek.org/what-is-the-american-dream.htm" text:style-name="Internet_20_link" text:visited-style-name="Visited_20_Internet_20_Link"><text:span text:style-name="T1">http://www.wisegeek.org/what-is-the-american-dream.htm</text:span></text:a></text:p>
      <text:p text:style-name="P2"><text:a xlink:type="simple" xlink:href="https://en.wikipedia.org/wiki/John_D._Rockefeller" text:style-name="Internet_20_link" text:visited-style-name="Visited_20_Internet_20_Link"><text:span text:style-name="T1">https://en.wikipedia.org/wiki/John_D._Rockefeller</text:span></text:a><text:bookmark-end text:name="__DdeLink__211_1139695501"/></text:p>
      <text:p text:style-name="P8"/>
      <text:p text:style-name="P7"/>
      <text:p text:style-name="P4"><text:span text:style-name="T2">Definition : </text:span><text:bookmark-start text:name="__DdeLink__146_1139695501"/><text:span text:style-name="T2">The ‘Americain </text:span><text:span text:style-name="T3">D</text:span><text:span text:style-name="T2">ream’ is an idea that all people who lives in the US ca succed through hard work to get a happy and succeful life. </text:span><text:span text:style-name="T4">This idea is sets of ideals like democracy, same rights, liberty, opportunity, and equality. </text:span><text:span text:style-name="T7">This dream is rooted by the Declaration of Independance that stipulate « All people are equals » that means « all people have the same rights, liberty to live in community ». </text:span><text:span text:style-name="T8">The ‘Americain Dream’ is the chance equality as a basic value.</text:span><text:bookmark-end text:name="__DdeLink__146_1139695501"/></text:p>
      <text:p text:style-name="P10"/>
      <text:p text:style-name="P4"><text:bookmark-start text:name="__DdeLink__196_1139695501"/><text:span text:style-name="T2">This concept has been subject to criticism, because some people believe that is just an idealistic goal for everyone. </text:span><text:span text:style-name="T3">But inequalities between people suggest th</text:span><text:span text:style-name="T4">a</text:span><text:span text:style-name="T3">t the dream can’t be reach.</text:span></text:p>
      <text:p text:style-name="P9"><text:bookmark-end text:name="__DdeLink__196_1139695501"/></text:p>
      <text:p text:style-name="P2"><text:bookmark-start text:name="__DdeLink__173_1139695501"/><text:span text:style-name="T5">However</text:span><text:span text:style-name="T4"> t</text:span><text:span text:style-name="T1">he ‘Americain Dream’ <text:s/></text:span><text:span text:style-name="T4">created the biggest migratory wave in the 30’s years </text:span><text:span text:style-name="T7">because lots of immingrants started a new life. The statue of Liberty is the emblem of the Americain Dream.</text:span></text:p>
      <text:p text:style-name="P5"><text:span text:style-name="T1">In « Fall of Giants » of Ken Follet, lots of poor russian people went to the US to get a better life. Lots of people all around the world </text:span><text:span text:style-name="T8">to have a better place in the society. </text:span></text:p>
      <text:p text:style-name="P12">The Americain power has been improved with immigrations’ waves in the 30’s years, after the Great Depression in 1929. <text:bookmark-end text:name="__DdeLink__173_1139695501"/></text:p>
      <text:p text:style-name="P11"/>
      <text:p text:style-name="P3"><text:span text:style-name="T1">T</text:span><text:bookmark-start text:name="__DdeLink__164_1139695501"/><text:span text:style-name="T1">here are some examples of the ‘Americain Dream’ with the Rockfeller’s family that made the most of money with the petrol </text:span><text:span text:style-name="T6">during the industrial revolution. </text:span><text:bookmark-end text:name="__DdeLink__164_1139695501"/></text:p>
      <text:p text:style-name="P13"/>
      <text:p text:style-name="P6"><text:span text:style-name="T7">B</text:span><text:span text:style-name="T1">arack Obama made twice his presidential campain with the</text:span></text:p>
      <text:p text:style-name="P10"/>
      <text:p text:style-name="P10">The ‘Americain Dream’ is an unreached idea because of social diversity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9:56:39.778008112</meta:creation-date>
    <dc:date>2017-02-15T16:51:52.360892886</dc:date>
    <meta:editing-duration>PT50M13S</meta:editing-duration>
    <meta:editing-cycles>4</meta:editing-cycles>
    <meta:generator>LibreOffice/5.1.6.2.0$Linux_X86_64 LibreOffice_project/10m0$Build-2</meta:generator>
    <meta:document-statistic meta:table-count="0" meta:image-count="0" meta:object-count="0" meta:page-count="2" meta:paragraph-count="14" meta:word-count="287" meta:character-count="1707" meta:non-whitespace-character-count="1430"/>
  </office:meta>
</office:document-meta>
</file>